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2.859cm" style:rel-column-width="11024*"/>
    </style:style>
    <style:style style:name="Tabelle1.B" style:family="table-column">
      <style:table-column-properties style:column-width="2.805cm" style:rel-column-width="10813*"/>
    </style:style>
    <style:style style:name="Tabelle1.C" style:family="table-column">
      <style:table-column-properties style:column-width="2.937cm" style:rel-column-width="11323*"/>
    </style:style>
    <style:style style:name="Tabelle1.D" style:family="table-column">
      <style:table-column-properties style:column-width="8.398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list-style-name="Numbering_20_1"/>
    <style:style style:name="P4" style:family="paragraph" style:parent-style-name="Text_20_body" style:list-style-name="Numbering_20_1">
      <style:paragraph-properties fo:text-align="start" style:justify-single-word="false"/>
    </style:style>
    <style:style style:name="P5" style:family="paragraph" style:parent-style-name="Heading_20_3" style:list-style-name="Numbering_20_1"/>
    <style:style style:name="P6" style:family="paragraph" style:parent-style-name="Heading_20_4" style:list-style-name="Numbering_20_1"/>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group</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07 Feb 2006</text:p>
          </table:table-cell>
          <table:table-cell table:style-name="Tabelle1.A2" office:value-type="string">
            <text:p text:style-name="Table_20_Contents">1.1.10-1</text:p>
          </table:table-cell>
          <table:table-cell table:style-name="Tabelle1.D2" office:value-type="string">
            <text:p text:style-name="Table_20_Contents">Erste Version</text:p>
          </table:table-cell>
        </table:table-row>
        <table:table-row>
          <table:table-cell table:style-name="Tabelle1.A2" office:value-type="string">
            <text:p text:style-name="Table_20_Contents">Martin Barth</text:p>
          </table:table-cell>
          <table:table-cell table:style-name="Tabelle1.A2" office:value-type="string">
            <text:p text:style-name="Table_20_Contents">21 Feb 2006</text:p>
          </table:table-cell>
          <table:table-cell table:style-name="Tabelle1.A2" office:value-type="string">
            <text:p text:style-name="Table_20_Contents">1.1.11-1</text:p>
          </table:table-cell>
          <table:table-cell table:style-name="Tabelle1.D2" office:value-type="string">
            <text:p text:style-name="Table_20_Contents">Fixed bug #469 – Erstes zeichen der Gruppennamen muss ein Buchstabe sein</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p text:style-name="P3">Das Modul ermöglicht dem Administrator die Verwaltung von Benutzergruppen. Hierbei können Gruppen hinzugefügt und wieder gelöscht werden.</text:p>
          <text:p text:style-name="P4">Es soll möglich sein, eine Übersicht aller Gruppen des System, angezeigen zu bekommen. Diese Übersicht soll sortierbar und filterbar sein.</text:p>
          <text:list>
            <text:list-item>
              <text:list>
                <text:list-item>
                  <text:h text:style-name="P5" text:outline-level="3">Attribute der Gruppen</text:h>
                </text:list-item>
              </text:list>
            </text:list-item>
          </text:list>
          <text:p text:style-name="P3">Bisher gibt es nur den Filetype ( PS, PDF, TIFF) als Attribut von einer Gruppe. Dies ist nur bei einem bitkit/FAX.</text:p>
          <text:list>
            <text:list-item>
              <text:list>
                <text:list-item>
                  <text:h text:style-name="P5" text:outline-level="3">Gruppen Anlegen</text:h>
                </text:list-item>
              </text:list>
            </text:list-item>
          </text:list>
          <text:p text:style-name="P3">Das Anlegen der Gruppe soll über ein Formular geschehen. Die, für das installierte bitkit Produkt notwendigen Attribute, werden in diesem Formular abgefragt.</text:p>
          <text:list>
            <text:list-item>
              <text:list>
                <text:list-item>
                  <text:h text:style-name="P5" text:outline-level="3">Gruppen Modifizieren</text:h>
                </text:list-item>
              </text:list>
            </text:list-item>
          </text:list>
          <text:p text:style-name="P3">Aus der Übersicht soll ein oder mehrere Gruppen zum Ändern ausgewählt werden können. Die Attribute dieser Gruppe sollen auf einem Formular geändert werden können. Nach dem Abschicken des Formulars soll nicht für jede Gruppe eine OK-Box erzeugt werden. Alle Erfolgsmeldungen und alle Fehlermeldungen sollen jeweils in eine Ausgabe Box ( OK-Box und Error-Box) erscheinen. Manche Fehler die hierbei auftreten, können vor dem Ausführen der eigentlichen Aktion erkannt werden. Darunter Zählen zum Beispiel Wertebereichsüberschreitungen der Eingabewerte. Treten Fehler dieser Art auf, so soll Unterhalb der Fehlermeldung das Formular erscheinen. Dieses soll mit den, vom Administrator geänderten Werten, ausgefüllt sein. Der Administrator kann nun die falschen Werte korrigieren und erneut abschicken. Treten jedoch andere Fehler auf, so sollen für diese Gruppen das Formular nicht ausgegeben werden.</text:p>
          <text:list>
            <text:list-item>
              <text:list>
                <text:list-item>
                  <text:h text:style-name="P5" text:outline-level="3">Gruppen Löschen</text:h>
                </text:list-item>
              </text:list>
            </text:list-item>
          </text:list>
          <text:p text:style-name="P3">Aus der Übersicht soll eine oder mehrere Gruppen zum Löschen ausgewählt werden können. Es soll eine Sicherheitsüberprüfung gestehen, ob der Administrator diese Gruppen wirklich löschen möchte. Durch Bestätigung der Sicherheitsüberprüfung, werden alle ausgewählten Gruppen gelöscht.</text:p>
          <text:list>
            <text:list-item>
              <text:h text:style-name="P2" text:outline-level="2">Beschreibung der Eingabewerte und die gewünschte Reaktion</text:h>
              <text:list>
                <text:list-item>
                  <text:h text:style-name="P5" text:outline-level="3">für alle Erfolgsfälle</text:h>
                  <text:list>
                    <text:list-item>
                      <text:h text:style-name="P6" text:outline-level="4">Gruppenname</text:h>
                      <text:p text:style-name="P3">Gruppennamen müssen mindestens ein Zeichen lang sein. Gültige Zeichen sind aphanumerische Zeichen. Das erste Zeichen muss jedoch ein Buchstabe sein.</text:p>
                    </text:list-item>
                    <text:list-item>
                      <text:h text:style-name="P6" text:outline-level="4">Filetyp</text:h>
                      <text:p text:style-name="P3">Der Filetyp kann aus einer Drop Down Box ausgewählt werden.</text:p>
                    </text:list-item>
                  </text:list>
                </text:list-item>
                <text:list-item>
                  <text:h text:style-name="P5" text:outline-level="3">für alle Fehlerfälle</text:h>
                </text:list-item>
              </text:list>
            </text:list-item>
          </text:list>
          <text:p text:style-name="P3">Nicht Einhalten der beschriebenen Werte führt jeweils auch zu einer entsprechenden Fehlermeldung.</text:p>
          <text:list>
            <text:list-item>
              <text:h text:style-name="P2" text:outline-level="2">Voraussetzung für die korrekte Anwendung</text:h>
              <text:list>
                <text:list-item>
                  <text:h text:style-name="P5" text:outline-level="3">bitkit Lizenz</text:h>
                </text:list-item>
              </text:list>
            </text:list-item>
          </text:list>
          <text:p text:style-name="P3">Es muss zumindest eine bitkit Lizenz eingespielt werden, für welches bitkit Produkt ist jedoch egal. Ohne installierte Lizenz, ist das verwenden des Moduls nicht möglich; es wird eine entsprechende Fehlermeldung erzeugt.</text:p>
          <text:list>
            <text:list-item>
              <text:list>
                <text:list-item>
                  <text:h text:style-name="P5" text:outline-level="3">Sonstige</text:h>
                </text:list-item>
              </text:list>
            </text:list-item>
            <text:list-item>
              <text:h text:style-name="P2" text:outline-level="2">Logfiles</text:h>
            </text:list-item>
            <text:list-item>
              <text:h text:style-name="P2" text:outline-level="2">Zusätzliche Testfälle</text:h>
            </text:list-item>
            <text:list-item>
              <text:h text:style-name="P2" text:outline-level="2">Sonstige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creator>Martin Barth</dc:creator>
    <dc:date>2006-02-21T15:45:46</dc:date>
    <dc:language>de-DE</dc:language>
    <meta:editing-cycles>18</meta:editing-cycles>
    <meta:editing-duration>PT1H6M40S</meta:editing-duration>
    <meta:user-defined meta:name="Info 1"/>
    <meta:user-defined meta:name="Info 2"/>
    <meta:user-defined meta:name="Info 3"/>
    <meta:user-defined meta:name="Info 4"/>
    <meta:document-statistic meta:table-count="1" meta:image-count="0" meta:object-count="0" meta:page-count="2" meta:paragraph-count="40" meta:word-count="388" meta:character-count="2775"/>
  </office:meta>
</office:document-meta>
</file>